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4960000281A0A766AC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03cm" table:align="margins" style:writing-mode="lr-tb"/>
    </style:style>
    <style:style style:name="Table1.A" style:family="table-column">
      <style:table-column-properties style:column-width="7.562cm" style:rel-column-width="33252*"/>
    </style:style>
    <style:style style:name="Table1.B" style:family="table-column">
      <style:table-column-properties style:column-width="7.341cm" style:rel-column-width="32283*"/>
    </style:style>
    <style:style style:name="Table1.1" style:family="table-row">
      <style:table-row-properties style:min-row-height="0.377cm" style:keep-together="true"/>
    </style:style>
    <style:style style:name="Table1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1.21cm" style:keep-together="true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4.908cm" table:align="margins" style:writing-mode="lr-tb"/>
    </style:style>
    <style:style style:name="Table2.A" style:family="table-column">
      <style:table-column-properties style:column-width="4.914cm" style:rel-column-width="21603*"/>
    </style:style>
    <style:style style:name="Table2.C" style:family="table-column">
      <style:table-column-properties style:column-width="5.08cm" style:rel-column-width="22329*"/>
    </style:style>
    <style:style style:name="Table2.1" style:family="table-row">
      <style:table-row-properties style:min-row-height="0.39cm" style:keep-together="true"/>
    </style:style>
    <style:style style:name="Table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1.065cm" style:keep-together="true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3" style:family="table-row">
      <style:table-row-properties style:min-row-height="0.31cm" style:keep-together="true"/>
    </style:style>
    <style:style style:name="Table2.A3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3" style:family="table-cell">
      <style:table-cell-properties style:vertical-align="top" fo:background-color="#d8d8d8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4" style:family="table-row">
      <style:table-row-properties style:min-row-height="1.162cm" style:keep-together="true"/>
    </style:style>
    <style:style style:name="Table2.5" style:family="table-row">
      <style:table-row-properties style:min-row-height="0.335cm" style:keep-together="true"/>
    </style:style>
    <style:style style:name="Table2.6" style:family="table-row">
      <style:table-row-properties style:min-row-height="1.15cm" style:keep-together="true"/>
    </style:style>
    <style:style style:name="Table3" style:family="table">
      <style:table-properties style:width="14.896cm" table:align="margins" style:writing-mode="lr-tb"/>
    </style:style>
    <style:style style:name="Table3.A" style:family="table-column">
      <style:table-column-properties style:column-width="0.065cm" style:rel-column-width="37*"/>
    </style:style>
    <style:style style:name="Table3.B" style:family="table-column">
      <style:table-column-properties style:column-width="7.368cm" style:rel-column-width="4177*"/>
    </style:style>
    <style:style style:name="Table3.C" style:family="table-column">
      <style:table-column-properties style:column-width="7.332cm" style:rel-column-width="4157*"/>
    </style:style>
    <style:style style:name="Table3.D" style:family="table-column">
      <style:table-column-properties style:column-width="0.129cm" style:rel-column-width="73*"/>
    </style:style>
    <style:style style:name="Table3.1" style:family="table-row">
      <style:table-row-properties style:min-row-height="0.542cm" style:keep-together="true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0.332cm" style:keep-together="true"/>
    </style:style>
    <style:style style:name="Table3.A2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3.D2" style:family="table-cell">
      <style:table-cell-properties fo:padding="0cm" fo:border-left="0.018cm solid #000000" fo:border-right="none" fo:border-top="none" fo:border-bottom="none"/>
    </style:style>
    <style:style style:name="Table3.3" style:family="table-row">
      <style:table-row-properties style:min-row-height="2.06cm" style:keep-together="true"/>
    </style:style>
    <style:style style:name="Table3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4" style:family="table-row">
      <style:table-row-properties style:min-row-height="0.288cm" style:keep-together="true"/>
    </style:style>
    <style:style style:name="Table3.6" style:family="table-row">
      <style:table-row-properties style:min-row-height="0.423cm" style:keep-together="true"/>
    </style:style>
    <style:style style:name="Table3.7" style:family="table-row">
      <style:table-row-properties style:min-row-height="2.168cm" style:keep-together="true"/>
    </style:style>
    <style:style style:name="Table3.8" style:family="table-row">
      <style:table-row-properties style:min-row-height="0.33cm" style:keep-together="true"/>
    </style:style>
    <style:style style:name="Table3.9" style:family="table-row">
      <style:table-row-properties style:min-row-height="2.127cm" style:keep-together="true"/>
    </style:style>
    <style:style style:name="Table3.10" style:family="table-row">
      <style:table-row-properties style:min-row-height="0.402cm" style:keep-together="true"/>
    </style:style>
    <style:style style:name="Table3.11" style:family="table-row">
      <style:table-row-properties style:min-row-height="2.161cm" style:keep-together="true"/>
    </style:style>
    <style:style style:name="P1" style:family="paragraph" style:parent-style-name="Standard" style:master-page-name="Standard"/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5" style:family="paragraph" style:parent-style-name="Standard">
      <style:paragraph-properties style:snap-to-layout-grid="false"/>
      <style:text-properties style:font-name="Arial" fo:font-size="10pt" style:font-size-asian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ffffff" style:font-name="Arial" fo:font-size="14pt" fo:font-weight="bold" style:font-size-asian="14pt" style:font-weight-asian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size="10pt" style:font-size-asian="10pt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frame draw:style-name="fr1" draw:name="graphics1" text:anchor-type="as-char" svg:y="-2.861cm" svg:width="2.217cm" svg:height="2.464cm" draw:z-index="0"><draw:image xlink:href="Pictures/20000007000024960000281A0A766ACA.wmf" xlink:type="simple" xlink:show="embed" xlink:actuate="onLoad"/></draw:frame> <text:s text:c="21"/></text:p>
      <text:p text:style-name="P2">SOLICITUD DE PASAJES</text:p>
      <text:p text:style-name="Standard"/>
      <text:p text:style-name="Standard"><draw:frame draw:style-name="fr2" draw:name="Frame1" text:anchor-type="paragraph" svg:x="0.019cm" svg:y="0.048cm" svg:width="14.903cm" draw:z-index="1"><draw:text-box fo:min-height="1.651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3">APELLIDO:</text:p></table:table-cell><table:table-cell table:style-name="Table1.B1" office:value-type="string"><text:p text:style-name="P3">NOMBRE:</text:p></table:table-cell></table:table-row><table:table-row table:style-name="Table1.2"><table:table-cell table:style-name="Table1.A2" office:value-type="string"><text:p text:style-name="P3"/></table:table-cell><table:table-cell table:style-name="Table1.B2" office:value-type="string"><text:p text:style-name="P3"/></table:table-cell></table:table-row></table:table></draw:text-box></draw:frame><draw:frame draw:style-name="fr2" draw:name="Frame2" text:anchor-type="paragraph" svg:x="0.019cm" svg:y="1.972cm" svg:width="14.908cm" draw:z-index="2"><draw:text-box fo:min-height="4.665cm"><table:table table:name="Table2" table:style-name="Table2"><table:table-column table:style-name="Table2.A" table:number-columns-repeated="2"/><table:table-column table:style-name="Table2.C"/><table:table-row table:style-name="Table2.1"><table:table-cell table:style-name="Table2.A1" office:value-type="string"><text:p text:style-name="P3">CARGO:</text:p></table:table-cell><table:table-cell table:style-name="Table2.A1" office:value-type="string"><text:p text:style-name="P3">PASAPORTE:</text:p></table:table-cell><table:table-cell table:style-name="Table2.C1" office:value-type="string"><text:p text:style-name="P3">CEDULA:</text:p></table:table-cell></table:table-row><table:table-row table:style-name="Table2.2"><table:table-cell table:style-name="Table2.A2" office:value-type="string"><text:p text:style-name="P4"/></table:table-cell><table:table-cell table:style-name="Table2.A2" office:value-type="string"><text:p text:style-name="P4"/></table:table-cell><table:table-cell table:style-name="Table2.C2" office:value-type="string"><text:p text:style-name="P4"/></table:table-cell></table:table-row><table:table-row table:style-name="Table2.3"><table:table-cell table:style-name="Table2.A3" office:value-type="string"><text:p text:style-name="P3">EMAIL:</text:p></table:table-cell><table:table-cell table:style-name="Table2.A3" office:value-type="string"><text:p text:style-name="P3">TLF (HAB):</text:p></table:table-cell><table:table-cell table:style-name="Table2.C3" office:value-type="string"><text:p text:style-name="P3">CEL:</text:p></table:table-cell></table:table-row><table:table-row table:style-name="Table2.4"><table:table-cell table:style-name="Table2.A2" office:value-type="string"><text:p text:style-name="P3"/></table:table-cell><table:table-cell table:style-name="Table2.A2" office:value-type="string"><text:p text:style-name="P3"/></table:table-cell><table:table-cell table:style-name="Table2.C2" office:value-type="string"><text:p text:style-name="P3"/></table:table-cell></table:table-row><table:table-row table:style-name="Table2.5"><table:table-cell table:style-name="Table2.C3" table:number-columns-spanned="3" office:value-type="string"><text:p text:style-name="P3">MOTIVO:</text:p></table:table-cell><table:covered-table-cell/><table:covered-table-cell/></table:table-row><table:table-row table:style-name="Table2.6"><table:table-cell table:style-name="Table2.C2" table:number-columns-spanned="3" office:value-type="string"><text:p text:style-name="P5"/></table:table-cell><table:covered-table-cell/><table:covered-table-cell/></table:table-row></table:table></draw:text-box></draw:frame><draw:frame draw:style-name="fr2" draw:name="Frame3" text:anchor-type="paragraph" svg:x="0.019cm" svg:y="7.052cm" svg:width="14.896cm" draw:z-index="3"><draw:text-box fo:min-height="14.236cm"><table:table table:name="Table3" table:style-name="Table3"><table:table-column table:style-name="Table3.A"/><table:table-column table:style-name="Table3.B"/><table:table-column table:style-name="Table3.C"/><table:table-column table:style-name="Table3.D"/><table:table-row table:style-name="Table3.1"><table:table-cell table:style-name="Table3.A1" office:value-type="string"><text:p text:style-name="Table_20_Heading"/></table:table-cell><table:table-cell table:style-name="Table3.B1" table:number-columns-spanned="3" office:value-type="string"><text:p text:style-name="P6">RUTAS DE VIAJES</text:p></table:table-cell><table:covered-table-cell/><table:covered-table-cell/></table:table-row><table:table-row table:style-name="Table3.2"><table:table-cell table:style-name="Table3.A2" table:number-columns-spanned="2" office:value-type="string"><text:p text:style-name="P3">PARTIENDO DE / LLEGANDO A</text:p></table:table-cell><table:covered-table-cell/><table:table-cell table:style-name="Table3.A2" office:value-type="string"><text:p text:style-name="P3">FECHA Y HORA (SALIDA)</text:p></table:table-cell><table:table-cell table:style-name="Table3.D2" office:value-type="string"><text:p text:style-name="P7"/></table:table-cell></table:table-row><table:table-row table:style-name="Table3.3"><table:table-cell table:style-name="Table3.A3" table:number-columns-spanned="2" office:value-type="string"><text:p text:style-name="P8"/></table:table-cell><table:covered-table-cell/><table:table-cell table:style-name="Table3.A3" office:value-type="string"><text:p text:style-name="P4"/></table:table-cell><table:table-cell table:style-name="Table3.D2" office:value-type="string"><text:p text:style-name="P7"/></table:table-cell></table:table-row><table:table-row table:style-name="Table3.4"><table:table-cell table:style-name="Table3.A2" table:number-columns-spanned="2" office:value-type="string"><text:p text:style-name="P3">PARTIENDO DE / LLEGANDO A</text:p></table:table-cell><table:covered-table-cell/><table:table-cell table:style-name="Table3.A2" office:value-type="string"><text:p text:style-name="P3">FECHA Y HORA (SALIDA)</text:p></table:table-cell><table:table-cell table:style-name="Table3.D2" office:value-type="string"><text:p text:style-name="P7"/></table:table-cell></table:table-row><table:table-row table:style-name="Table3.3"><table:table-cell table:style-name="Table3.A3" table:number-columns-spanned="2" office:value-type="string"><text:p text:style-name="P4"/></table:table-cell><table:covered-table-cell/><table:table-cell table:style-name="Table3.A3" office:value-type="string"><text:p text:style-name="P4"/></table:table-cell><table:table-cell table:style-name="Table3.D2" office:value-type="string"><text:p text:style-name="P7"/></table:table-cell></table:table-row><table:table-row table:style-name="Table3.6"><table:table-cell table:style-name="Table3.A2" table:number-columns-spanned="2" office:value-type="string"><text:p text:style-name="P3">PARTIENDO DE / LLEGANDO A</text:p></table:table-cell><table:covered-table-cell/><table:table-cell table:style-name="Table3.A2" office:value-type="string"><text:p text:style-name="P3">FECHA Y HORA (SALIDA)</text:p></table:table-cell><table:table-cell table:style-name="Table3.D2" office:value-type="string"><text:p text:style-name="P7"/></table:table-cell></table:table-row><table:table-row table:style-name="Table3.7"><table:table-cell table:style-name="Table3.A3" table:number-columns-spanned="2" office:value-type="string"><text:p text:style-name="P3"/></table:table-cell><table:covered-table-cell/><table:table-cell table:style-name="Table3.A3" office:value-type="string"><text:p text:style-name="P3"/></table:table-cell><table:table-cell table:style-name="Table3.D2" office:value-type="string"><text:p text:style-name="P7"/></table:table-cell></table:table-row><table:table-row table:style-name="Table3.8"><table:table-cell table:style-name="Table3.A2" table:number-columns-spanned="2" office:value-type="string"><text:p text:style-name="P3">PARTIENDO DE / LLEGANDO A</text:p></table:table-cell><table:covered-table-cell/><table:table-cell table:style-name="Table3.A2" office:value-type="string"><text:p text:style-name="P3">FECHA Y HORA (SALIDA)</text:p></table:table-cell><table:table-cell table:style-name="Table3.D2" office:value-type="string"><text:p text:style-name="P7"/></table:table-cell></table:table-row><table:table-row table:style-name="Table3.9"><table:table-cell table:style-name="Table3.A3" table:number-columns-spanned="2" office:value-type="string"><text:p text:style-name="P3"/></table:table-cell><table:covered-table-cell/><table:table-cell table:style-name="Table3.A3" office:value-type="string"><text:p text:style-name="P3"/></table:table-cell><table:table-cell table:style-name="Table3.D2" office:value-type="string"><text:p text:style-name="P7"/></table:table-cell></table:table-row><table:table-row table:style-name="Table3.10"><table:table-cell table:style-name="Table3.A2" table:number-columns-spanned="2" office:value-type="string"><text:p text:style-name="P3">SOLICITADO POR:</text:p></table:table-cell><table:covered-table-cell/><table:table-cell table:style-name="Table3.A2" office:value-type="string"><text:p text:style-name="P3">APROBADO POR:</text:p></table:table-cell><table:table-cell table:style-name="Table3.D2" office:value-type="string"><text:p text:style-name="P7"/></table:table-cell></table:table-row><table:table-row table:style-name="Table3.11"><table:table-cell table:style-name="Table3.A3" table:number-columns-spanned="2" office:value-type="string"><text:p text:style-name="P3"/></table:table-cell><table:covered-table-cell/><table:table-cell table:style-name="Table3.A3" office:value-type="string"><text:p text:style-name="P3"/></table:table-cell><table:table-cell table:style-name="Table3.D2" office:value-type="string"><text:p text:style-name="P7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RUTAS DE VIAJES</dc:title>
    <meta:initial-creator>-</meta:initial-creator>
    <meta:creation-date>2006-01-16T12:23:00</meta:creation-date>
    <dc:date>2007-04-27T13:37:22</dc:date>
    <dc:language>es-ES</dc:language>
    <meta:editing-cycles>3</meta:editing-cycles>
    <meta:editing-duration>PT3M5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22" meta:word-count="52" meta:character-count="336"/>
  </office:meta>
</office:document-meta>
</file>